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left="-0.191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2" style:family="table">
      <style:table-properties style:width="15.926cm" fo:margin-left="-0.191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3" style:family="table">
      <style:table-properties style:width="15.926cm" fo:margin-left="-0.191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4" style:family="table">
      <style:table-properties style:width="15.926cm" fo:margin-left="-0.191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5" style:family="table">
      <style:table-properties style:width="15.926cm" fo:margin-left="-0.191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6" style:family="table">
      <style:table-properties style:width="15.926cm" fo:margin-left="-0.191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7" style:family="table">
      <style:table-properties style:width="15.926cm" fo:margin-left="-0.191cm" fo:margin-top="0cm" fo:margin-bottom="0cm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8" style:family="table">
      <style:table-properties style:width="15.926cm" fo:margin-left="-0.191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9" style:family="table">
      <style:table-properties style:width="15.926cm" fo:margin-left="-0.191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10" style:family="table">
      <style:table-properties style:width="15.926cm" fo:margin-left="-0.191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11" style:family="table">
      <style:table-properties style:width="15.926cm" fo:margin-left="-0.191cm" fo:margin-top="0cm" fo:margin-bottom="0cm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12" style:family="table">
      <style:table-properties style:width="15.926cm" fo:margin-left="-0.191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13" style:family="table">
      <style:table-properties style:width="15.926cm" fo:margin-left="-0.191cm" fo:margin-top="0cm" fo:margin-bottom="0cm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14" style:family="table">
      <style:table-properties style:width="15.926cm" fo:margin-left="-0.191cm" fo:margin-top="0cm" fo:margin-bottom="0cm" table:align="left"/>
    </style:style>
    <style:style style:name="Table14.A" style:family="table-column">
      <style:table-column-properties style:column-width="15.926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15" style:family="table">
      <style:table-properties style:width="15.926cm" fo:margin-left="-0.191cm" fo:margin-top="0cm" fo:margin-bottom="0cm" table:align="left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16" style:family="table">
      <style:table-properties style:width="15.926cm" fo:margin-left="-0.191cm" fo:margin-top="0cm" fo:margin-bottom="0cm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333333" fo:padding="0.176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fo:color="#92d050" style:font-name="Courier New" fo:font-size="10pt" fo:background-color="#595959" style:font-name-asian="Courier New1" style:font-size-asian="10pt" style:font-name-complex="Courier New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92d050" style:font-name="Courier New" fo:font-size="10pt" fo:background-color="#595959" style:font-name-asian="Courier New1" style:font-size-asian="10pt" style:font-name-complex="Courier New1" style:font-size-complex="10pt"/>
    </style:style>
    <style:style style:name="P6" style:family="paragraph" style:parent-style-name="Standard">
      <style:paragraph-properties fo:margin-top="0cm" fo:margin-bottom="0cm" loext:contextual-spacing="false"/>
      <style:text-properties fo:color="#cc7832" style:font-name="Courier New" fo:font-size="10pt" fo:background-color="#2b2b2b" style:font-name-asian="Courier New1" style:font-size-asian="10pt" style:font-name-complex="Courier New1" style:font-size-complex="10pt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1c9aa4"/>
    </style:style>
    <style:style style:name="P9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11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7">
      <style:paragraph-properties fo:margin-left="1.27cm" fo:margin-right="0cm" fo:text-indent="-0.635cm" style:auto-text-indent="false"/>
      <style:text-properties fo:font-weight="bold" style:font-weight-asian="bold"/>
    </style:style>
    <style:style style:name="P14" style:family="paragraph" style:parent-style-name="Standard" style:list-style-name="WWNum14">
      <style:paragraph-properties fo:margin-left="1.27cm" fo:margin-right="0cm" fo:text-indent="-0.635cm" style:auto-text-indent="false"/>
      <style:text-properties fo:font-weight="bold" style:font-weight-asian="bold"/>
    </style:style>
    <style:style style:name="P15" style:family="paragraph" style:parent-style-name="Standard" style:list-style-name="WWNum4">
      <style:paragraph-properties fo:margin-left="1.27cm" fo:margin-right="0cm" fo:text-indent="-0.635cm" style:auto-text-indent="false"/>
      <style:text-properties fo:font-weight="bold" style:font-weight-asian="bold"/>
    </style:style>
    <style:style style:name="P16" style:family="paragraph" style:parent-style-name="Standard" style:list-style-name="WWNum12">
      <style:paragraph-properties fo:margin-left="1.27cm" fo:margin-right="0cm" fo:text-indent="-0.635cm" style:auto-text-indent="false"/>
      <style:text-properties fo:font-weight="bold" style:font-weight-asian="bold"/>
    </style:style>
    <style:style style:name="P17" style:family="paragraph" style:parent-style-name="Standard" style:list-style-name="WWNum10">
      <style:paragraph-properties fo:margin-left="1.27cm" fo:margin-right="0cm" fo:line-height="100%" fo:text-indent="-0.635cm" style:auto-text-indent="false"/>
    </style:style>
    <style:style style:name="P18" style:family="paragraph" style:parent-style-name="Standard" style:list-style-name="WWNum2">
      <style:paragraph-properties fo:margin-left="1.27cm" fo:margin-right="0cm" fo:line-height="100%" fo:text-indent="-0.635cm" style:auto-text-indent="false"/>
    </style:style>
    <style:style style:name="P19" style:family="paragraph" style:parent-style-name="Standard" style:list-style-name="WWNum13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c9aa4"/>
    </style:style>
    <style:style style:name="P25" style:family="paragraph" style:parent-style-name="Heading_20_1">
      <style:paragraph-properties fo:margin-top="0.847cm" fo:margin-bottom="0.212cm" loext:contextual-spacing="false" fo:line-height="100%" fo:keep-together="auto" fo:keep-with-next="auto"/>
      <style:text-properties fo:font-size="23pt" fo:font-weight="bold" style:font-size-asian="23pt" style:font-weight-asian="bold" style:font-size-complex="23pt"/>
    </style:style>
    <style:style style:name="P26" style:family="paragraph" style:parent-style-name="Heading_20_2">
      <style:paragraph-properties fo:margin-top="0.635cm" fo:margin-bottom="0.141cm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27" style:family="paragraph" style:parent-style-name="Title" style:master-page-name="Standard">
      <style:paragraph-properties fo:margin-top="0cm" fo:margin-bottom="0.106cm" loext:contextual-spacing="false" style:page-number="1"/>
    </style:style>
    <style:style style:name="T1" style:family="text">
      <style:text-properties fo:color="#fc9b9b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2" style:family="text">
      <style:text-properties fo:color="#ffffff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3" style:family="text">
      <style:text-properties fo:color="#ffffaa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4" style:family="text">
      <style:text-properties fo:color="#a2fca2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fcc28c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7" style:family="text">
      <style:text-properties fo:color="#c6b4f0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8" style:family="text">
      <style:text-properties fo:font-weight="bold" style:font-weight-asian="bold"/>
    </style:style>
    <style:style style:name="T9" style:family="text">
      <style:text-properties fo:color="#888888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10" style:family="text">
      <style:text-properties fo:color="#62c8f3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11" style:family="text">
      <style:text-properties fo:color="#62c8f3" style:font-name="Consolas" fo:font-size="10pt" fo:font-weight="bold" fo:background-color="#333333" loext:char-shading-value="0" style:font-name-asian="Consolas1" style:font-size-asian="10pt" style:font-weight-asian="bold" style:font-name-complex="Consolas1" style:font-size-complex="10pt"/>
    </style:style>
    <style:style style:name="T12" style:family="text">
      <style:text-properties fo:background-color="#ffffff" loext:char-shading-value="0"/>
    </style:style>
    <style:style style:name="T13" style:family="text">
      <style:text-properties fo:color="#212529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14" style:family="text">
      <style:text-properties fo:font-variant="normal" fo:text-transform="none" fo:color="#ffffff" style:font-name="Consolas" fo:font-size="10pt" fo:letter-spacing="normal" fo:font-style="normal" fo:font-weight="normal" fo:background-color="#333333" loext:char-shading-value="0" style:font-name-asian="Consolas1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9gpw6zpd2bct"/><text:tab/> <text:tab/> <text:tab/>NUXT-FACTURAPP</text:p>
      <text:p text:style-name="P25"><text:bookmark text:name="_dpt6v64nk6h3"/>1 Requerimientos</text:p>
      <text:p text:style-name="P26"><text:bookmark text:name="_3z7zc4d54i77"/>1.1 Node JS y NPM con NVM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$</text:span><text:span text:style-name="T2"> git </text:span><text:span text:style-name="T3">clone</text:span><text:span text:style-name="T2"> https://github.com/creationix/nvm.git ~/.nvm &amp;&amp; </text:span><text:span text:style-name="T3">cd</text:span><text:span text:style-name="T2"> ~/.nvm <text:tab/>&amp;&amp; git checkout `git describe --abbrev=0 --tags`<text:line-break/></text:span><text:span text:style-name="T1">$</text:span><text:span text:style-name="T2"> </text:span><text:span text:style-name="T3">echo</text:span><text:span text:style-name="T2"> </text:span><text:span text:style-name="T4">"source ~/.nvm/nvm.sh"</text:span><text:span text:style-name="T2"> &gt;&gt; ~/.profile<text:line-break/></text:span><text:span text:style-name="T1">$</text:span><text:span text:style-name="T2"> </text:span><text:span text:style-name="T3">source</text:span><text:span text:style-name="T2"> ~/.profile<text:line-break/></text:span><text:span text:style-name="T1">$</text:span><text:span text:style-name="T2"> nvm install 8.11.4<text:line-break/></text:span><text:span text:style-name="T1">$</text:span><text:span text:style-name="T2"> nvm </text:span><text:span text:style-name="T3">alias</text:span><text:span text:style-name="T2"> default 8.11.4<text:line-break/></text:span><text:span text:style-name="T1">$</text:span><text:span text:style-name="T2"> node -v<text:line-break/></text:span><text:span text:style-name="T1">$</text:span><text:span text:style-name="T2"> npm -v</text:span></text:p>
          </table:table-cell>
        </table:table-row>
      </table:table>
      <text:p text:style-name="P4"/>
      <text:p text:style-name="P4"/>
      <text:p text:style-name="P26"><text:bookmark text:name="_nqo93lyugjyg"/>1.2 VUE CLI &amp; PWA TEMPLATE</text:p>
      <text:p text:style-name="P3"><text:a xlink:type="simple" xlink:href="https://github.com/nuxt-community/pwa-template" text:style-name="Internet_20_link" text:visited-style-name="Visited_20_Internet_20_Link"><text:span text:style-name="T5">https://github.com/nuxt-community/pwa-template</text:span></text:a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<text:span text:style-name="T2">npm </text:span><text:span text:style-name="T6">install</text:span><text:span text:style-name="T2"> -g vue-cli</text:span></text:p>
            <text:p text:style-name="P8"><text:span text:style-name="T14">vue init nuxt-community/pwa-template my-project <text:s/></text:span><text:span text:style-name="T2"><text:line-break/>cd my-</text:span><text:span text:style-name="T6">project</text:span><text:span text:style-name="T2"><text:line-break/>npm </text:span><text:span text:style-name="T6">install</text:span></text:p>
          </table:table-cell>
        </table:table-row>
      </table:table>
      <text:p text:style-name="P25"><text:bookmark text:name="_l0j4xuigtez7"/>2 Configuración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"config"</text:span><text:span text:style-name="T2">: {<text:line-break/></text:span><text:span text:style-name="T4">"nuxt"</text:span><text:span text:style-name="T2">: {<text:line-break/></text:span><text:span text:style-name="T4">"host"</text:span><text:span text:style-name="T2">: </text:span><text:span text:style-name="T4">"0.0.0.0"</text:span><text:span text:style-name="T2">,<text:line-break/></text:span><text:span text:style-name="T4">"port"</text:span><text:span text:style-name="T2">: </text:span><text:span text:style-name="T4">"3000"</text:span><text:span text:style-name="T2"><text:line-break/>}<text:line-break/>},</text:span></text:p>
          </table:table-cell>
        </table:table-row>
      </table:table>
      <text:p text:style-name="P25"><text:bookmark text:name="_1ogus8nm2b56"/>3 Instalación</text:p>
      <text:list xml:id="list627432339" text:style-name="WWNum5">
        <text:list-item>
          <text:p text:style-name="P9"><text:tab/></text:p>
        </text:list-item>
        <text:list-item>
          <text:p text:style-name="P9">Anadir <text:tab/>todas las dependencias dejando Nuxt y los modulos al final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<text:span text:style-name="T4">"dependencies"</text:span><text:span text:style-name="T2">: {<text:line-break/></text:span><text:span text:style-name="T4">"animate.css"</text:span><text:span text:style-name="T2">: </text:span><text:span text:style-name="T4">"^3.5.2"</text:span><text:span text:style-name="T2">,<text:line-break/></text:span><text:span text:style-name="T4">"bootstrap"</text:span><text:span text:style-name="T2">: </text:span><text:span text:style-name="T4">"^4.0.0"</text:span><text:span text:style-name="T2">,<text:line-break/></text:span><text:span text:style-name="T4">"bootstrap-vue"</text:span><text:span text:style-name="T2">: </text:span><text:span text:style-name="T4">"^2.0.0-rc.2"</text:span><text:span text:style-name="T2">,<text:line-break/></text:span><text:span text:style-name="T4">"chart.js"</text:span><text:span text:style-name="T2">: </text:span><text:span text:style-name="T4">"^2.7.1"</text:span><text:span text:style-name="T2">,<text:line-break/></text:span><text:span text:style-name="T4">"html2canvas"</text:span><text:span text:style-name="T2">: </text:span><text:span text:style-name="T4">"^1.0.0-alpha.10"</text:span><text:span text:style-name="T2">,<text:line-break/></text:span><text:span text:style-name="T4">"js-cookie"</text:span><text:span text:style-name="T2">: </text:span><text:span text:style-name="T4">"^2.2.0"</text:span><text:span text:style-name="T2">,<text:line-break/></text:span><text:soft-page-break/><text:span text:style-name="T4">"jspdf"</text:span><text:span text:style-name="T2">: </text:span><text:span text:style-name="T4">"^1.3.5"</text:span><text:span text:style-name="T2">,<text:line-break/></text:span><text:span text:style-name="T4">"jspdf-autotable"</text:span><text:span text:style-name="T2">: </text:span><text:span text:style-name="T4">"^2.3.2"</text:span><text:span text:style-name="T2">,<text:line-break/></text:span><text:span text:style-name="T4">"lodash"</text:span><text:span text:style-name="T2">: </text:span><text:span text:style-name="T4">"^4.17.5"</text:span><text:span text:style-name="T2">,<text:line-break/></text:span><text:span text:style-name="T4">"moment"</text:span><text:span text:style-name="T2">: </text:span><text:span text:style-name="T4">"^2.19.3"</text:span><text:span text:style-name="T2">,<text:line-break/></text:span><text:span text:style-name="T4">"vue"</text:span><text:span text:style-name="T2">: </text:span><text:span text:style-name="T4">"^2.5.2"</text:span><text:span text:style-name="T2">,<text:line-break/></text:span><text:span text:style-name="T4">"vue-awesome"</text:span><text:span text:style-name="T2">: </text:span><text:span text:style-name="T4">"^2.3.4"</text:span><text:span text:style-name="T2">,<text:line-break/></text:span><text:span text:style-name="T4">"vue-chartjs"</text:span><text:span text:style-name="T2">: </text:span><text:span text:style-name="T4">"^3.1.1"</text:span><text:span text:style-name="T2">,<text:line-break/></text:span><text:span text:style-name="T4">"vuex-persistedstate"</text:span><text:span text:style-name="T2">: </text:span><text:span text:style-name="T4">"^2.5.4"</text:span><text:span text:style-name="T2">,<text:line-break/></text:span><text:span text:style-name="T4">"nuxt"</text:span><text:span text:style-name="T2">: </text:span><text:span text:style-name="T4">"latest"</text:span><text:span text:style-name="T2">,<text:line-break/></text:span><text:span text:style-name="T4">"@nuxtjs/pwa"</text:span><text:span text:style-name="T2">: </text:span><text:span text:style-name="T4">"latest"</text:span><text:span text:style-name="T2"><text:line-break/>},</text:span></text:p>
          </table:table-cell>
        </table:table-row>
      </table:table>
      <text:p text:style-name="P6"/>
      <text:p text:style-name="P6"/>
      <text:list xml:id="list2720335486" text:style-name="WWNum8">
        <text:list-item>
          <text:p text:style-name="P10"><text:tab/></text:p>
        </text:list-item>
        <text:list-item>
          <text:p text:style-name="P10">Ejecutar instalación <text:tab/>borrando previamente node_modules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2">rm -rf ..</text:span><text:span text:style-name="T7">/node_modules/</text:span><text:span text:style-name="T2">* ..</text:span><text:span text:style-name="T7">/node_modules/</text:span><text:span text:style-name="T2">.*<text:line-break/>rm -f package-lock.json<text:line-break/></text:span><text:span text:style-name="T3">npm</text:span><text:span text:style-name="T2"> cache clean --force<text:line-break/></text:span><text:span text:style-name="T3">npm</text:span><text:span text:style-name="T2"> i</text:span></text:p>
          </table:table-cell>
        </table:table-row>
      </table:table>
      <text:p text:style-name="P25"><text:bookmark text:name="_li40bsih2h9x"/>4 Comandos</text:p>
      <text:list xml:id="list3433122338" text:style-name="WWNum6">
        <text:list-item>
          <text:p text:style-name="P11"><text:tab/></text:p>
        </text:list-item>
        <text:list-item>
          <text:p text:style-name="P11">Forzar <text:tab/>cambios en los componentes .vue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2">find -name </text:span><text:span text:style-name="T4">"*.vue"</text:span><text:span text:style-name="T2"> -</text:span><text:span text:style-name="T3">exec</text:span><text:span text:style-name="T2"> touch {} +</text:span></text:p>
          </table:table-cell>
        </table:table-row>
      </table:table>
      <text:p text:style-name="P4"/>
      <text:p text:style-name="P4"/>
      <text:list xml:id="list3345098310" text:style-name="WWNum11">
        <text:list-item>
          <text:p text:style-name="P12"><text:tab/></text:p>
        </text:list-item>
        <text:list-item>
          <text:p text:style-name="P12">Reinstalar módulos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<text:span text:style-name="T6">rm</text:span><text:span text:style-name="T2"> -rf node_modules<text:line-break/></text:span><text:span text:style-name="T6">rm</text:span><text:span text:style-name="T2"> -f package-lock.json<text:line-break/>npm cache clean --force<text:line-break/>npm </text:span><text:span text:style-name="T3">i</text:span></text:p>
          </table:table-cell>
        </table:table-row>
      </table:table>
      <text:p text:style-name="P5"/>
      <text:p text:style-name="P5"/>
      <text:p text:style-name="P25"><text:bookmark text:name="_on0e8sbl32bs"/>5 Store</text:p>
      <text:p text:style-name="P3">Con Nuxt el módulo <text:span text:style-name="T8">vuex-persistedstate</text:span> debe ser incluido como plugin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><text:span text:style-name="T9">// nuxt.config.js</text:span><text:span text:style-name="T2"><text:line-break/><text:line-break/><text:line-break/>...<text:line-break/>plugins: [{ src: </text:span><text:span text:style-name="T4">'~/plugins/localStorage.js'</text:span><text:span text:style-name="T2">, ssr: </text:span><text:span text:style-name="T6">false</text:span><text:span text:style-name="T2"> }]<text:line-break/>...<text:line-break/></text:span><text:span text:style-name="T9">// ~/plugins/localStorage.js</text:span><text:span text:style-name="T2"><text:line-break/><text:line-break/><text:line-break/></text:span><text:soft-page-break/><text:span text:style-name="T6">import</text:span><text:span text:style-name="T2"> createPersistedState </text:span><text:span text:style-name="T6">from</text:span><text:span text:style-name="T2"> </text:span><text:span text:style-name="T4">'vuex-persistedstate'</text:span><text:span text:style-name="T2"><text:line-break/><text:line-break/><text:line-break/></text:span><text:span text:style-name="T6">export</text:span><text:span text:style-name="T2"> </text:span><text:span text:style-name="T6">default</text:span><text:span text:style-name="T2"> ({store}) =&gt; {<text:line-break/>createPersistedState({<text:line-break/>key: </text:span><text:span text:style-name="T4">'yourkey'</text:span><text:span text:style-name="T2">,<text:line-break/>paths: [...]<text:line-break/>...<text:line-break/>})(store)<text:line-break/>}</text:span></text:p>
          </table:table-cell>
        </table:table-row>
      </table:table>
      <text:p text:style-name="P25"><text:bookmark text:name="_dms1xzze58m5"/>6 Bootstrap</text:p>
      <text:list xml:id="list2493728521" text:style-name="WWNum7">
        <text:list-item>
          <text:p text:style-name="P13">nuxt.config.js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"><text:span text:style-name="T2">const webpack = </text:span><text:span text:style-name="T3">require</text:span><text:span text:style-name="T2">(</text:span><text:span text:style-name="T4">'webpack'</text:span><text:span text:style-name="T2">)<text:line-break/><text:line-break/><text:line-break/></text:span><text:span text:style-name="T3">module</text:span><text:span text:style-name="T2">.exports = {<text:line-break/>build: {<text:line-break/>vendor: [</text:span><text:span text:style-name="T4">'jquery'</text:span><text:span text:style-name="T2">, </text:span><text:span text:style-name="T4">'bootstrap'</text:span><text:span text:style-name="T2">],<text:line-break/>plugins: [<text:line-break/></text:span><text:span text:style-name="T7">//</text:span><text:span text:style-name="T2"> set shortcuts </text:span><text:span text:style-name="T6">as</text:span><text:span text:style-name="T2"> </text:span><text:span text:style-name="T3">global</text:span><text:span text:style-name="T2"> </text:span><text:span text:style-name="T6">for</text:span><text:span text:style-name="T2"> bootstrap<text:line-break/></text:span><text:span text:style-name="T6">new</text:span><text:span text:style-name="T2"> webpack.ProvidePlugin({<text:line-break/>$: </text:span><text:span text:style-name="T4">'jquery'</text:span><text:span text:style-name="T2">,<text:line-break/>jQuery: </text:span><text:span text:style-name="T4">'jquery'</text:span><text:span text:style-name="T2">,<text:line-break/></text:span><text:span text:style-name="T4">'window.jQuery'</text:span><text:span text:style-name="T2">: </text:span><text:span text:style-name="T4">'jquery'</text:span><text:span text:style-name="T2"><text:line-break/>})<text:line-break/>]<text:line-break/>},<text:line-break/></text:span><text:span text:style-name="T7">//</text:span><text:span text:style-name="T2"> include bootstrap css<text:line-break/>css: [</text:span><text:span text:style-name="T4">'bootstrap/dist/css/bootstrap.css'</text:span><text:span text:style-name="T2">],<text:line-break/></text:span><text:span text:style-name="T7">//</text:span><text:span text:style-name="T2"> include bootstrap js </text:span><text:span text:style-name="T6">on</text:span><text:span text:style-name="T2"> startup<text:line-break/>plugins: [</text:span><text:span text:style-name="T4">'~plugins/bootstrap.js'</text:span><text:span text:style-name="T2">]<text:line-break/>}</text:span></text:p>
          </table:table-cell>
        </table:table-row>
      </table:table>
      <text:p text:style-name="P7"/>
      <text:list xml:id="list2589051554" text:style-name="WWNum14">
        <text:list-item>
          <text:p text:style-name="P14">plugins/bootstrap.js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><text:span text:style-name="T9">// Include bootstrap JS only</text:span><text:span text:style-name="T2"><text:line-break/></text:span><text:span text:style-name="T3">if</text:span><text:span text:style-name="T2"> (</text:span><text:span text:style-name="T3">process</text:span><text:span text:style-name="T2">.BROWSER_BUILD) {<text:line-break/>require(</text:span><text:span text:style-name="T4">'bootstrap'</text:span><text:span text:style-name="T2">)<text:line-break/>}</text:span></text:p>
          </table:table-cell>
        </table:table-row>
      </table:table>
      <text:p text:style-name="P7"><text:tab/></text:p>
      <text:list xml:id="list2444736030" text:style-name="WWNum4">
        <text:list-item>
          <text:p text:style-name="P15">pages/index.vue (example)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"><text:span text:style-name="T10">&lt;</text:span><text:span text:style-name="T11">template</text:span><text:span text:style-name="T10">&gt;</text:span><text:span text:style-name="T2"><text:line-break/></text:span><text:span text:style-name="T10">&lt;</text:span><text:span text:style-name="T11">div</text:span><text:span text:style-name="T10">&gt;</text:span><text:span text:style-name="T2"><text:line-break/></text:span><text:span text:style-name="T9">&lt;!-- Nav tabs --&gt;</text:span><text:span text:style-name="T2"><text:line-break/></text:span><text:span text:style-name="T10">&lt;</text:span><text:span text:style-name="T11">ul</text:span><text:span text:style-name="T10"> class=</text:span><text:span text:style-name="T4">"nav nav-tabs"</text:span><text:span text:style-name="T10"> role=</text:span><text:span text:style-name="T4">"tablist"</text:span><text:span text:style-name="T10">&gt;</text:span><text:span text:style-name="T2"><text:line-break/></text:span><text:span text:style-name="T10">&lt;</text:span><text:span text:style-name="T11">li</text:span><text:span text:style-name="T10"> role=</text:span><text:span text:style-name="T4">"presentation"</text:span><text:span text:style-name="T10"> class=</text:span><text:span text:style-name="T4">"active"</text:span><text:span text:style-name="T10">&gt;&lt;</text:span><text:span text:style-name="T11">a</text:span><text:span text:style-name="T10"> href=</text:span><text:span text:style-name="T4">"#home"</text:span><text:span text:style-name="T10"> aria-controls=</text:span><text:span text:style-name="T4">"home"</text:span><text:span text:style-name="T10"> role=</text:span><text:span text:style-name="T4">"tab"</text:span><text:span text:style-name="T10"> data-toggle=</text:span><text:span text:style-name="T4">"tab"</text:span><text:span text:style-name="T10">&gt;</text:span><text:span text:style-name="T2">Home</text:span><text:span text:style-name="T10">&lt;/</text:span><text:span text:style-name="T11">a</text:span><text:span text:style-name="T10">&gt;&lt;/</text:span><text:span text:style-name="T11">li</text:span><text:span text:style-name="T10">&gt;</text:span><text:span text:style-name="T2"><text:line-break/></text:span><text:soft-page-break/><text:span text:style-name="T10">&lt;</text:span><text:span text:style-name="T11">li</text:span><text:span text:style-name="T10"> role=</text:span><text:span text:style-name="T4">"presentation"</text:span><text:span text:style-name="T10">&gt;&lt;</text:span><text:span text:style-name="T11">a</text:span><text:span text:style-name="T10"> href=</text:span><text:span text:style-name="T4">"#profile"</text:span><text:span text:style-name="T10"> aria-controls=</text:span><text:span text:style-name="T4">"profile"</text:span><text:span text:style-name="T10"> role=</text:span><text:span text:style-name="T4">"tab"</text:span><text:span text:style-name="T10"> data-toggle=</text:span><text:span text:style-name="T4">"tab"</text:span><text:span text:style-name="T10">&gt;</text:span><text:span text:style-name="T2">Profile</text:span><text:span text:style-name="T10">&lt;/</text:span><text:span text:style-name="T11">a</text:span><text:span text:style-name="T10">&gt;&lt;/</text:span><text:span text:style-name="T11">li</text:span><text:span text:style-name="T10">&gt;</text:span><text:span text:style-name="T2"><text:line-break/></text:span><text:span text:style-name="T10">&lt;</text:span><text:span text:style-name="T11">li</text:span><text:span text:style-name="T10"> role=</text:span><text:span text:style-name="T4">"presentation"</text:span><text:span text:style-name="T10">&gt;&lt;</text:span><text:span text:style-name="T11">a</text:span><text:span text:style-name="T10"> href=</text:span><text:span text:style-name="T4">"#messages"</text:span><text:span text:style-name="T10"> aria-controls=</text:span><text:span text:style-name="T4">"messages"</text:span><text:span text:style-name="T10"> role=</text:span><text:span text:style-name="T4">"tab"</text:span><text:span text:style-name="T10"> data-toggle=</text:span><text:span text:style-name="T4">"tab"</text:span><text:span text:style-name="T10">&gt;</text:span><text:span text:style-name="T2">Messages</text:span><text:span text:style-name="T10">&lt;/</text:span><text:span text:style-name="T11">a</text:span><text:span text:style-name="T10">&gt;&lt;/</text:span><text:span text:style-name="T11">li</text:span><text:span text:style-name="T10">&gt;</text:span><text:span text:style-name="T2"><text:line-break/></text:span><text:span text:style-name="T10">&lt;</text:span><text:span text:style-name="T11">li</text:span><text:span text:style-name="T10"> role=</text:span><text:span text:style-name="T4">"presentation"</text:span><text:span text:style-name="T10">&gt;&lt;</text:span><text:span text:style-name="T11">a</text:span><text:span text:style-name="T10"> href=</text:span><text:span text:style-name="T4">"#settings"</text:span><text:span text:style-name="T10"> aria-controls=</text:span><text:span text:style-name="T4">"settings"</text:span><text:span text:style-name="T10"> role=</text:span><text:span text:style-name="T4">"tab"</text:span><text:span text:style-name="T10"> data-toggle=</text:span><text:span text:style-name="T4">"tab"</text:span><text:span text:style-name="T10">&gt;</text:span><text:span text:style-name="T2">Settings</text:span><text:span text:style-name="T10">&lt;/</text:span><text:span text:style-name="T11">a</text:span><text:span text:style-name="T10">&gt;&lt;/</text:span><text:span text:style-name="T11">li</text:span><text:span text:style-name="T10">&gt;</text:span><text:span text:style-name="T2"><text:line-break/></text:span><text:span text:style-name="T10">&lt;/</text:span><text:span text:style-name="T11">ul</text:span><text:span text:style-name="T10">&gt;</text:span><text:span text:style-name="T2"><text:line-break/></text:span><text:span text:style-name="T9">&lt;!-- Tab panes --&gt;</text:span><text:span text:style-name="T2"><text:line-break/></text:span><text:span text:style-name="T10">&lt;</text:span><text:span text:style-name="T11">div</text:span><text:span text:style-name="T10"> class=</text:span><text:span text:style-name="T4">"tab-content"</text:span><text:span text:style-name="T10">&gt;</text:span><text:span text:style-name="T2"><text:line-break/></text:span><text:span text:style-name="T10">&lt;</text:span><text:span text:style-name="T11">div</text:span><text:span text:style-name="T10"> role=</text:span><text:span text:style-name="T4">"tabpanel"</text:span><text:span text:style-name="T10"> class=</text:span><text:span text:style-name="T4">"tab-pane active"</text:span><text:span text:style-name="T10"> id=</text:span><text:span text:style-name="T4">"home"</text:span><text:span text:style-name="T10">&gt;</text:span><text:span text:style-name="T2">Home text...</text:span><text:span text:style-name="T10">&lt;/</text:span><text:span text:style-name="T11">div</text:span><text:span text:style-name="T10">&gt;</text:span><text:span text:style-name="T2"><text:line-break/></text:span><text:span text:style-name="T10">&lt;</text:span><text:span text:style-name="T11">div</text:span><text:span text:style-name="T10"> role=</text:span><text:span text:style-name="T4">"tabpanel"</text:span><text:span text:style-name="T10"> class=</text:span><text:span text:style-name="T4">"tab-pane"</text:span><text:span text:style-name="T10"> id=</text:span><text:span text:style-name="T4">"profile"</text:span><text:span text:style-name="T10">&gt;</text:span><text:span text:style-name="T2">Profile text...</text:span><text:span text:style-name="T10">&lt;/</text:span><text:span text:style-name="T11">div</text:span><text:span text:style-name="T10">&gt;</text:span><text:span text:style-name="T2"><text:line-break/></text:span><text:span text:style-name="T10">&lt;</text:span><text:span text:style-name="T11">div</text:span><text:span text:style-name="T10"> role=</text:span><text:span text:style-name="T4">"tabpanel"</text:span><text:span text:style-name="T10"> class=</text:span><text:span text:style-name="T4">"tab-pane"</text:span><text:span text:style-name="T10"> id=</text:span><text:span text:style-name="T4">"messages"</text:span><text:span text:style-name="T10">&gt;</text:span><text:span text:style-name="T2">Messages text...</text:span><text:span text:style-name="T10">&lt;/</text:span><text:span text:style-name="T11">div</text:span><text:span text:style-name="T10">&gt;</text:span><text:span text:style-name="T2"><text:line-break/></text:span><text:span text:style-name="T10">&lt;</text:span><text:span text:style-name="T11">div</text:span><text:span text:style-name="T10"> role=</text:span><text:span text:style-name="T4">"tabpanel"</text:span><text:span text:style-name="T10"> class=</text:span><text:span text:style-name="T4">"tab-pane"</text:span><text:span text:style-name="T10"> id=</text:span><text:span text:style-name="T4">"settings"</text:span><text:span text:style-name="T10">&gt;</text:span><text:span text:style-name="T2">Settings text...</text:span><text:span text:style-name="T10">&lt;/</text:span><text:span text:style-name="T11">div</text:span><text:span text:style-name="T10">&gt;</text:span><text:span text:style-name="T2"><text:line-break/></text:span><text:span text:style-name="T10">&lt;/</text:span><text:span text:style-name="T11">div</text:span><text:span text:style-name="T10">&gt;</text:span><text:span text:style-name="T2"><text:line-break/></text:span><text:span text:style-name="T10">&lt;/</text:span><text:span text:style-name="T11">div</text:span><text:span text:style-name="T10">&gt;</text:span><text:span text:style-name="T2"><text:line-break/></text:span><text:span text:style-name="T10">&lt;/</text:span><text:span text:style-name="T11">template</text:span><text:span text:style-name="T10">&gt;</text:span></text:p>
          </table:table-cell>
        </table:table-row>
      </table:table>
      <text:p text:style-name="P25"><text:bookmark text:name="_by8wmxxsgvoo"/>7 Bootstrap-vue</text:p>
      <text:p text:style-name="P2"><text:tab/></text:p>
      <text:list xml:id="list1673740863" text:style-name="WWNum10">
        <text:list-item>
          <text:p text:style-name="P17"><text:span text:style-name="T12"><text:tab/></text:span><text:span text:style-name="T13">Instalar <text:tab/>dependencia boostrap-vue</text:span></text:p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"><text:span text:style-name="T3">npm</text:span><text:span text:style-name="T2"> i bootstrap-vue</text:span></text:p>
          </table:table-cell>
        </table:table-row>
      </table:table>
      <text:p text:style-name="P5"/>
      <text:p text:style-name="P5"/>
      <text:p text:style-name="P7"/>
      <text:list xml:id="list2553772956" text:style-name="WWNum2">
        <text:list-item>
          <text:p text:style-name="P18"><text:span text:style-name="T12"><text:tab/></text:span><text:span text:style-name="T13">Anadir <text:tab/>bootstrap como modulo en la configuración de Nuxt</text:span></text:p>
        </text:list-item>
      </text:list>
      <text:p text:style-name="P7"/>
      <text:list xml:id="list1909536040" text:style-name="WWNum12">
        <text:list-item>
          <text:p text:style-name="P16">nuxt.config.js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"><text:span text:style-name="T2">{<text:line-break/></text:span><text:span text:style-name="T3">modules</text:span><text:span text:style-name="T2">: [<text:line-break/></text:span><text:span text:style-name="T4">'bootstrap-vue/nuxt'</text:span><text:span text:style-name="T2">,<text:line-break/><text:line-break/><text:line-break/>// Or if you have custom bootstrap CSS...<text:line-break/>[</text:span><text:span text:style-name="T4">'bootstrap-vue/nuxt'</text:span><text:span text:style-name="T2">, { css: false }],<text:line-break/>]<text:line-break/>}</text:span></text:p>
          </table:table-cell>
        </table:table-row>
      </table:table>
      <text:p text:style-name="P4"/>
      <text:p text:style-name="P4"/>
      <text:p text:style-name="P25"><text:bookmark text:name="_nki3dyvxlik4"/>8 Font awesome</text:p>
      <text:p text:style-name="P2"><text:tab/></text:p>
      <text:list xml:id="list1102486726" text:style-name="WWNum13">
        <text:list-item>
          <text:p text:style-name="P19">Incluir dependencia del <text:tab/>módulo font-awesome por encima de nuxt</text:p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"><text:span text:style-name="T4">"dependencies"</text:span><text:span text:style-name="T2">: {<text:line-break/></text:span><text:span text:style-name="T4">"@fortawesome/free-solid-svg-icons"</text:span><text:span text:style-name="T2">: </text:span><text:span text:style-name="T4">"^5.3.1"</text:span><text:span text:style-name="T2">,<text:line-break/></text:span><text:soft-page-break/><text:span text:style-name="T4">"nuxt-fontawesome"</text:span><text:span text:style-name="T2">: </text:span><text:span text:style-name="T4">"^0.3.0"</text:span><text:span text:style-name="T2">,<text:line-break/></text:span><text:span text:style-name="T4">"nuxt"</text:span><text:span text:style-name="T2">: </text:span><text:span text:style-name="T4">"latest"</text:span><text:span text:style-name="T2"><text:line-break/>},</text:span></text:p>
          </table:table-cell>
        </table:table-row>
      </table:table>
      <text:p text:style-name="P6"/>
      <text:p text:style-name="P6"/>
      <text:p text:style-name="P3">En caso de que build falle añadir:</text:p>
      <text:list xml:id="list2148497924" text:style-name="WWNum9">
        <text:list-item>
          <text:p text:style-name="P20">// <text:tab/>"@fortawesome/fontawesome-svg-core": "^1.2.4",</text:p>
        </text:list-item>
        <text:list-item>
          <text:p text:style-name="P20">// <text:tab/>"@fortawesome/vue-fontawesome": "^0.1.1",</text:p>
        </text:list-item>
      </text:list>
      <text:p text:style-name="P3"/>
      <text:p text:style-name="P3"/>
      <text:p text:style-name="P7"/>
      <text:list xml:id="list1494794547" text:style-name="WWNum1">
        <text:list-item>
          <text:p text:style-name="P21">Anadirlo al <text:tab/>fichero <text:span text:style-name="T8">nuxt.config.js</text:span></text:p>
        </text:list-item>
        <text:list-item>
          <text:p text:style-name="P21"><text:tab/></text:p>
        </text:list-item>
      </text:list>
      <text:p text:style-name="P2"><text:tab/></text:p>
      <text:list xml:id="list93850914255078" text:continue-numbering="true" text:style-name="WWNum1">
        <text:list-item>
          <text:list>
            <text:list-item>
              <text:p text:style-name="P23">Se puede importar el <text:tab/><text:tab/>conjunto completo o solo unos iconos</text:p>
            </text:list-item>
          </text:list>
        </text:list-item>
      </text:list>
      <text:p text:style-name="P2"><text:tab/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"><text:span text:style-name="T9">/*<text:line-break/>** Modules<text:line-break/>*/</text:span><text:span text:style-name="T2"><text:line-break/></text:span><text:span text:style-name="T6">modules</text:span><text:span text:style-name="T2">: [""nuxt-fontawesome"],<text:line-break/></text:span><text:span text:style-name="T9">/*<text:line-break/>** fontawesome<text:line-break/>*/</text:span><text:span text:style-name="T2"><text:line-break/></text:span><text:span text:style-name="T6">fontawesome</text:span><text:span text:style-name="T2">: {<text:line-break/></text:span><text:span text:style-name="T3">component</text:span><text:span text:style-name="T2">: </text:span><text:span text:style-name="T4">"fa"</text:span><text:span text:style-name="T2">,<text:line-break/>imports: [<text:line-break/>{<text:line-break/>set: </text:span><text:span text:style-name="T4">"@fortawesome/free-solid-svg-icons"</text:span><text:span text:style-name="T2">,<text:line-break/>icons: [<text:line-break/></text:span><text:span text:style-name="T4">"faSave"</text:span><text:span text:style-name="T2">,<text:line-break/></text:span><text:span text:style-name="T4">"faFolderOpen"</text:span><text:span text:style-name="T2">,<text:line-break/></text:span><text:span text:style-name="T4">"faTrash"</text:span><text:span text:style-name="T2">,<text:line-break/></text:span><text:span text:style-name="T4">"faBed"</text:span><text:span text:style-name="T2">,<text:line-break/></text:span><text:span text:style-name="T4">"faReceipt"</text:span><text:span text:style-name="T2">,<text:line-break/></text:span><text:span text:style-name="T4">"faDollarSign"</text:span><text:span text:style-name="T2">,<text:line-break/></text:span><text:span text:style-name="T4">"faChartLine"</text:span><text:span text:style-name="T2"><text:line-break/>]<text:line-break/>}<text:line-break/>]<text:line-break/>},<text:line-break/></text:span></text:p>
          </table:table-cell>
        </table:table-row>
      </table:table>
      <text:p text:style-name="P4"/>
      <text:p text:style-name="P4"/>
      <text:p text:style-name="P2"><text:tab/></text:p>
      <text:list xml:id="list2774149836" text:style-name="WWNum3">
        <text:list-item>
          <text:p text:style-name="P22">Para <text:tab/>utilizarlo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"><text:span text:style-name="T10">&lt;</text:span><text:span text:style-name="T11">template</text:span><text:span text:style-name="T10">&gt;</text:span><text:span text:style-name="T2"><text:line-break/></text:span><text:span text:style-name="T10">&lt;</text:span><text:span text:style-name="T11">div</text:span><text:span text:style-name="T10">&gt;</text:span><text:span text:style-name="T2"><text:line-break/></text:span><text:span text:style-name="T10">&lt;</text:span><text:span text:style-name="T11">fa</text:span><text:span text:style-name="T10"> :icon=</text:span><text:span text:style-name="T4">"fas.faAddressBook"</text:span><text:span text:style-name="T10"> /&gt;</text:span><text:span text:style-name="T2"><text:line-break/></text:span><text:span text:style-name="T10">&lt;</text:span><text:span text:style-name="T11">fa</text:span><text:span text:style-name="T10"> :icon=</text:span><text:span text:style-name="T4">"faGithub"</text:span><text:span text:style-name="T10"> /&gt;</text:span><text:span text:style-name="T2"><text:line-break/></text:span><text:span text:style-name="T10">&lt;/</text:span><text:span text:style-name="T11">div</text:span><text:span text:style-name="T10">&gt;</text:span><text:span text:style-name="T2"><text:line-break/></text:span><text:span text:style-name="T10">&lt;/</text:span><text:span text:style-name="T11">template</text:span><text:span text:style-name="T10">&gt;</text:span><text:span text:style-name="T2"><text:line-break/></text:span><text:soft-page-break/><text:span text:style-name="T10">&lt;</text:span><text:span text:style-name="T11">script</text:span><text:span text:style-name="T10">&gt;</text:span><text:span text:style-name="T2"><text:line-break/></text:span><text:span text:style-name="T6">import</text:span><text:span text:style-name="T2"> { fas } </text:span><text:span text:style-name="T6">from</text:span><text:span text:style-name="T2"> </text:span><text:span text:style-name="T4">'@fortawesome/free-solid-svg-icons'</text:span><text:span text:style-name="T2"><text:line-break/></text:span><text:span text:style-name="T6">import</text:span><text:span text:style-name="T2"> { faGithub } </text:span><text:span text:style-name="T6">from</text:span><text:span text:style-name="T2"> </text:span><text:span text:style-name="T4">'@fortawesome/free-brands-svg-icons'</text:span><text:span text:style-name="T2"><text:line-break/></text:span><text:span text:style-name="T6">export</text:span><text:span text:style-name="T2"> </text:span><text:span text:style-name="T6">default</text:span><text:span text:style-name="T2"> {<text:line-break/>computed: {<text:line-break/>fas () {<text:line-break/></text:span><text:span text:style-name="T6">return</text:span><text:span text:style-name="T2"> fas<text:line-break/>},<text:line-break/>faGithub () {<text:line-break/></text:span><text:span text:style-name="T6">return</text:span><text:span text:style-name="T2"> faGithub<text:line-break/>}<text:line-break/>},<text:line-break/>}<text:line-break/></text:span><text:span text:style-name="T10">&lt;/</text:span><text:span text:style-name="T11">script</text:span><text:span text:style-name="T10">&gt;</text:span></text:p>
          </table:table-cell>
        </table:table-row>
      </table:table>
      <text:p text:style-name="P4"/>
      <text:p text:style-name="P4"/>
      <text:p text:style-name="P25"><text:bookmark text:name="_e3v2cd7oaz57"/>9 PWA</text:p>
      <text:p text:style-name="P3"><text:a xlink:type="simple" xlink:href="https://pwa.nuxtjs.org/modules/manifest.html" text:style-name="Internet_20_link" text:visited-style-name="Visited_20_Internet_20_Link"><text:span text:style-name="T5">https://pwa.nuxtjs.org/modules/manifest.html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7T09:38:48.204749700</dc:date>
    <meta:editing-duration>PT1H33M28S</meta:editing-duration>
    <meta:editing-cycles>1</meta:editing-cycles>
    <meta:document-statistic meta:table-count="16" meta:image-count="0" meta:object-count="0" meta:page-count="6" meta:paragraph-count="60" meta:word-count="538" meta:character-count="4535" meta:non-whitespace-character-count="4029"/>
  </office:meta>
</office:document-meta>
</file>